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87c2" officeooo:paragraph-rsid="001487c2"/>
    </style:style>
    <style:style style:name="P2" style:family="paragraph" style:parent-style-name="Standard">
      <style:text-properties officeooo:rsid="001958d7" officeooo:paragraph-rsid="001487c2"/>
    </style:style>
    <style:style style:name="T1" style:family="text">
      <style:text-properties officeooo:rsid="001c1c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 Stock option</text:p>
      <text:p text:style-name="P2">n1=[-39957,-17136,35466,21820,-26711]</text:p>
      <text:p text:style-name="P2">n2=[-4527,-1579,-38732,-43669,-9287,-48068,-30293,-30867,18677]</text:p>
      <text:p text:style-name="P2">n=n2</text:p>
      <text:p text:style-name="P2">min =n[0]</text:p>
      <text:p text:style-name="P2">sum =0</text:p>
      <text:p text:style-name="P2">for i in range(len(n)):</text:p>
      <text:p text:style-name="P2"><text:s text:c="4"/>sum =sum + n[i]</text:p>
      <text:p text:style-name="P2"><text:s text:c="4"/>if sum &lt; min:</text:p>
      <text:p text:style-name="P2"><text:s text:c="8"/>min=sum</text:p>
      <text:p text:style-name="P2">print(min)</text:p>
      <text:p text:style-name="P2">====================================</text:p>
      <text:p text:style-name="P2"># ALT + TAB</text:p>
      <text:p text:style-name="P2">n=4</text:p>
      <text:p text:style-name="P2">n1=[1,2,3,4]</text:p>
      <text:p text:style-name="P2">n2=3</text:p>
      <text:p text:style-name="P2">#o/P==&gt;[3,1,2,4]</text:p>
      <text:p text:style-name="P2">index=n2-1</text:p>
      <text:p text:style-name="P2">temp =n1[n2-1]</text:p>
      <text:p text:style-name="P2">while(index&gt;0):</text:p>
      <text:p text:style-name="P2"><text:s text:c="4"/>n1[index]=n1[index-1]</text:p>
      <text:p text:style-name="P2"><text:s text:c="4"/>index =index-1</text:p>
      <text:p text:style-name="P2">n1[0]=temp</text:p>
      <text:p text:style-name="P2">print(n1)</text:p>
      <text:p text:style-name="P2"/>
      <text:p text:style-name="P2">====================================</text:p>
      <text:p text:style-name="P2">/*Police Unit*/</text:p>
      <text:p text:style-name="P2">#input2=[1,1,3,4]</text:p>
      <text:p text:style-name="P2">input2 =[1,1,1,4]</text:p>
      <text:p text:style-name="P2">count=0</text:p>
      <text:p text:style-name="P2">for i in range(1,len(input2)):</text:p>
      <text:p text:style-name="P2"><text:s text:c="4"/>temp = input2[i-1]</text:p>
      <text:p text:style-name="P2"><text:s text:c="4"/>while(temp&gt;=input2[i]):</text:p>
      <text:p text:style-name="P2"><text:s text:c="8"/>count+=1</text:p>
      <text:p text:style-name="P2"><text:s text:c="8"/>input2[i]+=1</text:p>
      <text:p text:style-name="P2">print(count)</text:p>
      <text:p text:style-name="P2"/>
      <text:p text:style-name="P2">===================================</text:p>
      <text:p text:style-name="P2">/*Street Light--*/</text:p>
      <text:p text:style-name="P2">#l =[[10,5],[8,12],[11,15]]</text:p>
      <text:p text:style-name="P2">l =[[10,5]]</text:p>
      <text:p text:style-name="P2">for i in l:</text:p>
      <text:p text:style-name="P2"><text:s text:c="4"/>i.sort()</text:p>
      <text:p text:style-name="P2">l.sort()</text:p>
      <text:p text:style-name="P2">total_covered_light =0</text:p>
      <text:p text:style-name="P2">light_unit =0</text:p>
      <text:p text:style-name="P2">common_area =0</text:p>
      <text:p text:style-name="P2">sum_light_unit=0</text:p>
      <text:p text:style-name="P2">sum_common_area=0</text:p>
      <text:p text:style-name="P2">#-------------covered light unit by each light-------------#</text:p>
      <text:p text:style-name="P2">for i in range(1,len(l)+1):</text:p>
      <text:p text:style-name="P2"><text:s text:c="4"/>if l[i-1][1] &gt; l[i-1][0]:</text:p>
      <text:p text:style-name="P2"><text:soft-page-break/><text:s text:c="8"/>light_unit =l[i-1][1]-l[i-1][0]</text:p>
      <text:p text:style-name="P2"><text:s text:c="4"/>sum_light_unit +=light_unit</text:p>
      <text:p text:style-name="P2">#-------------Covered Common area by two light--------------#</text:p>
      <text:p text:style-name="P2">for j in range(len(l)-1):</text:p>
      <text:p text:style-name="P2"><text:s text:c="4"/>#print(l[i-1][1]&gt;l[j][0])</text:p>
      <text:p text:style-name="P2"><text:s text:c="4"/>if l[j][1]&gt;l[j+1][0] and j&lt;len(l):</text:p>
      <text:p text:style-name="P2"><text:s text:c="8"/>common_area = l[j][1]-l[j+1][0]</text:p>
      <text:p text:style-name="P2"><text:s text:c="4"/>sum_common_area +=common_area</text:p>
      <text:p text:style-name="P2">total_covered_light = sum_light_unit - sum_common_area</text:p>
      <text:p text:style-name="P2">print(total_covered_light)</text:p>
      <text:p text:style-name="P2"/>
      <text:p text:style-name="P2">======================================</text:p>
      <text:p text:style-name="P2">/* The Race */</text:p>
      <text:p text:style-name="P2">l= [(1,3),(2,5),(2,4),(3,5)]</text:p>
      <text:p text:style-name="P2">sum =0</text:p>
      <text:p text:style-name="P2">rep =0</text:p>
      <text:p text:style-name="P2">for i in range(len(l)):</text:p>
      <text:p text:style-name="P2"><text:s text:c="4"/>count =0</text:p>
      <text:p text:style-name="P2"><text:s text:c="4"/>for j in range(i,len(l)):</text:p>
      <text:p text:style-name="P2"><text:s text:c="8"/>if l[i][1]==l[j][0]:</text:p>
      <text:p text:style-name="P2"><text:s text:c="12"/>count +=1</text:p>
      <text:p text:style-name="P2"><text:s text:c="8"/>if count&gt;=sum:</text:p>
      <text:p text:style-name="P2"><text:s text:c="12"/>sum =count</text:p>
      <text:p text:style-name="P2"><text:s text:c="12"/>rep =l[i][1]</text:p>
      <text:p text:style-name="P2">print(sum,rep)</text:p>
      <text:p text:style-name="P2"/>
      <text:p text:style-name="P2">====================================</text:p>
      <text:p text:style-name="P2">/* placement */</text:p>
      <text:p text:style-name="P2">a =[3,4,1,5,2]</text:p>
      <text:p text:style-name="P2">out =[]</text:p>
      <text:p text:style-name="P2">for i in range(len(a)):</text:p>
      <text:p text:style-name="P2"><text:s text:c="4"/>count=0</text:p>
      <text:p text:style-name="P2"><text:s text:c="4"/>for j in range(i):</text:p>
      <text:p text:style-name="P2"><text:s text:c="8"/>if a[i]&lt; a[j]:</text:p>
      <text:p text:style-name="P2"><text:s text:c="11"/>count +=1</text:p>
      <text:p text:style-name="P2"><text:s text:c="4"/>out.append(count)</text:p>
      <text:p text:style-name="P2">print(out)</text:p>
      <text:p text:style-name="P2"/>
      <text:p text:style-name="P2">==================================</text:p>
      <text:p text:style-name="P2">/* Flowers and pots */</text:p>
      <text:p text:style-name="P2">n1 =[1,1,2,3,4,4,5]</text:p>
      <text:p text:style-name="P2">n2=6</text:p>
      <text:p text:style-name="P2">index=n2</text:p>
      <text:p text:style-name="P2">i=0</text:p>
      <text:p text:style-name="P2">count=0</text:p>
      <text:p text:style-name="P2">l=[]</text:p>
      <text:p text:style-name="P2">while(i&lt;index):</text:p>
      <text:p text:style-name="P2"><text:s text:c="4"/>if n1[i] not in l:</text:p>
      <text:p text:style-name="P2"><text:s text:c="8"/>count +=1</text:p>
      <text:p text:style-name="P2"><text:s text:c="8"/>l.append(n1[i])</text:p>
      <text:p text:style-name="P2"><text:s text:c="4"/>i=i+1</text:p>
      <text:p text:style-name="P2">print(count)</text:p>
      <text:p text:style-name="P2"><text:soft-page-break/></text:p>
      <text:p text:style-name="P2">===================================</text:p>
      <text:p text:style-name="P2">/* marcus code */</text:p>
      <text:p text:style-name="P2">l = [".-.-.-.",".-.-.-.-",".....------"]</text:p>
      <text:p text:style-name="P2">count=0</text:p>
      <text:p text:style-name="P2">for ele in l:</text:p>
      <text:p text:style-name="P2"><text:s text:c="4"/>dotcount =0</text:p>
      <text:p text:style-name="P2"><text:s text:c="4"/>dashcount =0</text:p>
      <text:p text:style-name="P2"><text:s text:c="4"/>if(ele[0]=='.' and ele[-1]=='-'):</text:p>
      <text:p text:style-name="P2"><text:s text:c="8"/>dotcount +=1</text:p>
      <text:p text:style-name="P2"><text:s text:c="8"/>dashcount +=1</text:p>
      <text:p text:style-name="P2"><text:s text:c="8"/>for i in range(1,len(ele)-1):</text:p>
      <text:p text:style-name="P2"><text:s text:c="12"/>if ele[i]=='.':</text:p>
      <text:p text:style-name="P2"><text:s text:c="16"/>dotcount +=1</text:p>
      <text:p text:style-name="P2"><text:s text:c="12"/>if ele[i]=='-':</text:p>
      <text:p text:style-name="P2"><text:s text:c="16"/>dashcount +=1</text:p>
      <text:p text:style-name="P2"><text:s text:c="4"/>if(dotcount!=0 and dashcount!=0 and dotcount == dashcount):</text:p>
      <text:p text:style-name="P2"><text:s text:c="8"/>count +=1</text:p>
      <text:p text:style-name="P2">print(count)</text:p>
      <text:p text:style-name="P2"/>
      <text:p text:style-name="P2">===================================</text:p>
      <text:p text:style-name="P2">/* Mr. Myer */</text:p>
      <text:p text:style-name="P2">n1= [1,4,5,4,5]</text:p>
      <text:p text:style-name="P2">new =[]</text:p>
      <text:p text:style-name="P2">sum=0</text:p>
      <text:p text:style-name="P2">for i in range(len(n1)):</text:p>
      <text:p text:style-name="P2"><text:s text:c="4"/>if n1[i] not in new:</text:p>
      <text:p text:style-name="P2"><text:s text:c="8"/>new.append(n1[i])</text:p>
      <text:p text:style-name="P2"><text:s text:c="4"/>else:</text:p>
      <text:p text:style-name="P2"><text:s text:c="8"/>new.append(new[-1]+1)</text:p>
      <text:p text:style-name="P2">for ele in new:</text:p>
      <text:p text:style-name="P2"><text:s text:c="4"/>sum +=ele</text:p>
      <text:p text:style-name="P2">print(sum)</text:p>
      <text:p text:style-name="P2">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09:25:16.347635397</meta:creation-date>
    <dc:date>2020-02-18T09:58:33.388024650</dc:date>
    <meta:editing-duration>PT33M13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131" meta:word-count="287" meta:character-count="2720" meta:non-whitespace-character-count="2235"/>
  </office:meta>
</office:document-meta>
</file>